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apértelmezett-title">
      <style:graphic-properties fo:min-height="3.506cm"/>
    </style:style>
    <style:style style:name="pr2" style:family="presentation" style:parent-style-name="Alapértelmezett-subtitle">
      <style:graphic-properties draw:fill-color="#ffffff" draw:textarea-vertical-align="top" fo:min-height="12.179cm"/>
    </style:style>
    <style:style style:name="pr3" style:family="presentation" style:parent-style-name="Alapértelmezett-notes">
      <style:graphic-properties draw:fill-color="#ffffff" fo:min-height="13.364cm"/>
    </style:style>
    <style:style style:name="pr4" style:family="presentation" style:parent-style-name="Alapértelmezet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5.199cm" svg:height="3.506cm" svg:x="1.4cm" svg:y="0.837cm" presentation:class="title">
          <draw:text-box>
            <text:p>SocketServer</text:p>
          </draw:text-box>
        </draw:frame>
        <draw:frame presentation:style-name="pr2" draw:text-style-name="P1" draw:layer="layout" svg:width="25.199cm" svg:height="12.179cm" svg:x="1.401cm" svg:y="4.821cm" presentation:class="subtitle" presentation:user-transformed="true">
          <draw:text-box>
            <text:p text:style-name="P1">Funkciók:</text:p>
            <text:p text:style-name="P1">-egyszerre több műveletet tud kezelni</text:p>
            <text:p text:style-name="P1">-naplózza a tevékenységet</text:p>
            <text:p text:style-name="P1">-az egyes fájlok hozzáférését korlátozni lehet</text:p>
            <text:p text:style-name="P1">-kapcsolatot bontja inaktivitás esetén</text:p>
            <text:p text:style-name="P1">-megfelelő hibaüzenetek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ggvények:</text:p>
              </text:list-item>
              <text:list-item>
                <text:p>listen</text:p>
              </text:list-item>
              <text:list-item>
                <text:p>int getsockname (int socket, struct sockaddr *addr, socklen_t *length-ptr)</text:p>
              </text:list-item>
              <text:list-item>
                <text:p>int bind (int socket, struct sockaddr *addr, socklen_t length)</text:p>
              </text:list-item>
              <text:list-item>
                <text:p>getprotoby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yan függvények amelyek vezérlik a socket szervert</text:p>
              </text:list-item>
              <text:list-item>
                <text:p>Párhuzamosan futó alkalmazások számát állítani</text:p>
              </text:list-item>
              <text:list-item>
                <text:p>A funkciók között váltan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cm" fo:margin-bottom="0.4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cm" fo:margin-bottom="0.3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cm" fo:margin-bottom="0.2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cm" fo:margin-bottom="0.1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cm" fo:margin-bottom="0.1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cm" fo:margin-bottom="0.1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cm" fo:margin-bottom="0.1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cm" fo:margin-bottom="0.1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10:21:45.683287796</meta:creation-date>
    <dc:date>2014-11-13T08:50:38.624881888</dc:date>
    <meta:editing-duration>PT20M9S</meta:editing-duration>
    <meta:editing-cycles>3</meta:editing-cycles>
    <meta:generator>LibreOffice/4.2.7.2$Linux_X86_64 LibreOffice_project/420m0$Build-2</meta:generator>
    <meta:document-statistic meta:object-count="33"/>
  </office:meta>
</office:document-meta>
</file>